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63.317cm" style:use-optimal-column-width="false"/>
    </style:style>
    <style:style style:name="co2" style:family="table-column">
      <style:table-column-properties style:column-width="3.667cm" style:use-optimal-column-width="false"/>
    </style:style>
    <style:style style:name="co3" style:family="table-column">
      <style:table-column-properties style:column-width="116.746cm" style:use-optimal-column-width="false"/>
    </style:style>
    <style:style style:name="ro1" style:family="table-row">
      <style:table-row-properties style:row-height="19.091cm" style:use-optimal-row-height="false"/>
    </style:style>
    <style:style style:name="ro2" style:family="table-row">
      <style:table-row-properties style:row-height="47.426cm" style:use-optimal-row-height="false"/>
    </style:style>
    <style:style style:name="ce1" style:family="table-cell">
      <loext:graphic-properties draw:textarea-vertical-align="middle" style:writing-mode="rl-tb"/>
      <style:paragraph-properties fo:line-height="100%" fo:text-align="center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ce2" style:family="table-cell">
      <loext:graphic-properties draw:textarea-vertical-align="middle"/>
      <style:paragraph-properties fo:line-height="100%" fo:text-align="center" style:text-autospace="none"/>
      <style:text-properties style:font-name="Tahoma" fo:font-size="180pt" style:font-name-asian="Liberation Sans1" style:font-size-asian="180pt" style:font-name-complex="Tahoma" style:font-size-complex="180pt"/>
    </style:style>
    <style:style style:name="ce3" style:family="table-cell">
      <loext:graphic-properties draw:textarea-vertical-align="middle" style:writing-mode="rl-tb"/>
      <style:paragraph-properties fo:line-height="100%" fo:text-align="center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1" style:family="paragraph">
      <style:paragraph-properties fo:line-height="100%" fo:text-align="center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P2" style:family="paragraph">
      <style:paragraph-properties fo:line-height="100%" fo:text-align="center" style:text-autospace="none"/>
      <style:text-properties style:font-name="Tahoma" fo:font-size="180pt" style:font-name-asian="Liberation Sans1" style:font-size-asian="180pt" style:font-name-complex="Tahoma" style:font-size-complex="180pt"/>
    </style:style>
    <style:style style:name="P3" style:family="paragraph">
      <style:paragraph-properties fo:line-height="100%" fo:text-align="center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T1" style:family="text"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T2" style:family="text">
      <style:text-properties style:font-name="Tahoma" fo:font-size="180pt" style:font-name-asian="Liberation Sans1" style:font-size-asian="180pt" style:font-name-complex="Tahoma" style:font-size-complex="180pt"/>
    </style:style>
    <style:style style:name="T3" style:family="text">
      <style:text-properties style:font-name="Alvi Nastaleeq" fo:font-size="200pt" style:font-name-asian="Liberation Sans1" style:font-size-asian="200pt" style:font-name-complex="Alvi Nastaleeq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83.729cm" svg:height="370.163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1"><text:span text:style-name="T1">رن کو جاتے ہوئے سر جھکائے ہوئے</text:span><text:span text:style-name="T1"><text:line-break/></text:span><text:span text:style-name="T1">شہ نے رو کر کہا الوداع الوداع</text:span></text:p>
              </table:table-cell>
              <table:table-cell/>
              <table:table-cell>
                <text:p text:style-name="P2"><text:span text:style-name="T2">ran ko jaate huwe sar jhukaye hue</text:span><text:span text:style-name="T2"><text:line-break/></text:span><text:span text:style-name="T2">Sheh ne ro kar kaha alwida alwida</text:span></text:p>
              </table:table-cell>
            </table:table-row>
            <table:table-row table:style-name="ro1" table:default-cell-style-name="ce2">
              <table:table-cell table:style-name="ce3">
                <text:p text:style-name="P3"><text:span text:style-name="T3">آیا وقت سفر اے بہن آج ہم</text:span><text:span text:style-name="T3"><text:line-break/></text:span><text:span text:style-name="T3">ہو رہے ہیں جدا الوداع الوداع</text:span></text:p>
              </table:table-cell>
              <table:table-cell/>
              <table:table-cell>
                <text:p text:style-name="P2"><text:span text:style-name="T2">aaya waqt-e-safar ay behan aaj hum <text:s text:c="3"/></text:span><text:span text:style-name="T2"><text:line-break/></text:span><text:span text:style-name="T2">ho rahe hai juda alwida alwida</text:span></text:p>
              </table:table-cell>
            </table:table-row>
            <table:table-row table:style-name="ro2" table:default-cell-style-name="ce2">
              <table:table-cell table:style-name="ce3">
                <text:p text:style-name="P3"><text:span text:style-name="T3">شاہ بڑھ کر بہن کے گلے لگ گئے</text:span><text:span text:style-name="T3"><text:line-break/></text:span><text:span text:style-name="T3">اور دکھیا بہن سے یہ کہنے لگے</text:span><text:span text:style-name="T3"><text:line-break/></text:span><text:span text:style-name="T3">روکے کہنے لگے</text:span><text:span text:style-name="T3"><text:line-break/></text:span><text:span text:style-name="T3">میری مظلوم پیاسی مسافر بہن</text:span><text:span text:style-name="T3"><text:line-break/></text:span><text:span text:style-name="T3">تیرا حافظ خدا الوداع الوداع</text:span></text:p>
              </table:table-cell>
              <table:table-cell>
                <text:p text:style-name="P2">1</text:p>
              </table:table-cell>
              <table:table-cell>
                <text:p text:style-name="P2"><text:span text:style-name="T2">shah barh kar behan ke galay lag gaye <text:s text:c="3"/></text:span><text:span text:style-name="T2"><text:line-break/></text:span><text:span text:style-name="T2">aur dukhiya behan se ye kehne lage <text:s text:c="3"/></text:span><text:span text:style-name="T2"><text:line-break/></text:span><text:span text:style-name="T2">roke kehne lage <text:s text:c="3"/></text:span><text:span text:style-name="T2"><text:line-break/></text:span><text:span text:style-name="T2">meri mazloom pyasi musafir behan <text:s text:c="3"/></text:span><text:span text:style-name="T2"><text:line-break/></text:span><text:span text:style-name="T2">tera haafiz khuda alwida alwida</text:span></text:p>
              </table:table-cell>
            </table:table-row>
            <table:table-row table:style-name="ro2" table:default-cell-style-name="ce2">
              <table:table-cell table:style-name="ce3">
                <text:p text:style-name="P3"><text:span text:style-name="T3">جس سے ڈرتی تھی تم وہ گھڑی آگئی</text:span><text:span text:style-name="T3"><text:line-break/></text:span><text:span text:style-name="T3">دیکھو چاروں طرف تیرگی چھاگئی</text:span><text:span text:style-name="T3"><text:line-break/></text:span><text:span text:style-name="T3">تیرگی چھاگئی</text:span><text:span text:style-name="T3"><text:line-break/></text:span><text:span text:style-name="T3">دشت پر حول میں شام ہونے کو ہے</text:span><text:span text:style-name="T3"><text:line-break/></text:span><text:span text:style-name="T3">لو مسافر چلا الوداع الوداع</text:span></text:p>
              </table:table-cell>
              <table:table-cell>
                <text:p text:style-name="P2">2</text:p>
              </table:table-cell>
              <table:table-cell>
                <text:p text:style-name="P2"><text:span text:style-name="T2">jis se darti thi tum wo ghari aagayi <text:s text:c="3"/></text:span><text:span text:style-name="T2"><text:line-break/></text:span><text:span text:style-name="T2">dekho charon taraf teergi cha gayi <text:s text:c="3"/></text:span><text:span text:style-name="T2"><text:line-break/></text:span><text:span text:style-name="T2">teergi cha gayi <text:s text:c="3"/></text:span><text:span text:style-name="T2"><text:line-break/></text:span><text:span text:style-name="T2">dasht-e-pur haul main sham hone ko hai</text:span><text:span text:style-name="T2"><text:line-break/></text:span><text:span text:style-name="T2">lo musafir chala alwida alwida</text:span></text:p>
              </table:table-cell>
            </table:table-row>
            <table:table-row table:style-name="ro2" table:default-cell-style-name="ce2">
              <table:table-cell table:style-name="ce3">
                <text:p text:style-name="P3"><text:span text:style-name="T3">لیکے بالی سکینہ کو آغوش میں</text:span><text:span text:style-name="T3"><text:line-break/></text:span><text:span text:style-name="T3">ننھے ننھے سے ہونٹوں کے بوسے لئے</text:span><text:span text:style-name="T3"><text:line-break/></text:span><text:span text:style-name="T3">ہاے بوسے لئے</text:span><text:span text:style-name="T3"><text:line-break/></text:span><text:span text:style-name="T3">شہ نے حسرت سے بیٹی کو تکتے ہوئے</text:span><text:span text:style-name="T3"><text:line-break/></text:span><text:span text:style-name="T3">آہ بھر کر کہا الوداع الوداع</text:span></text:p>
              </table:table-cell>
              <table:table-cell>
                <text:p text:style-name="P2">3</text:p>
              </table:table-cell>
              <table:table-cell>
                <text:p text:style-name="P2"><text:span text:style-name="T2">le ke bali sakina ko aaghosh may <text:s text:c="3"/></text:span><text:span text:style-name="T2"><text:line-break/></text:span><text:span text:style-name="T2">nanhe nanhe se haaton ke bosay liye <text:s text:c="3"/></text:span><text:span text:style-name="T2"><text:line-break/></text:span><text:span text:style-name="T2">haye bosay liye <text:s text:c="3"/></text:span><text:span text:style-name="T2"><text:line-break/></text:span><text:span text:style-name="T2">shah ne hasrat se beti ko takte huwe <text:s text:c="3"/></text:span><text:span text:style-name="T2"><text:line-break/></text:span><text:span text:style-name="T2">aah bhar kar kaha alwida alwida</text:span></text:p>
              </table:table-cell>
            </table:table-row>
            <table:table-row table:style-name="ro2" table:default-cell-style-name="ce2">
              <table:table-cell table:style-name="ce3">
                <text:p text:style-name="P3"><text:span text:style-name="T3">بولا بیمار بیٹے سے آقا میرا</text:span><text:span text:style-name="T3"><text:line-break/></text:span><text:span text:style-name="T3">اب نہ آےگا اے بیٹا بابا تیرا</text:span><text:span text:style-name="T3"><text:line-break/></text:span><text:span text:style-name="T3">بیٹا بابا تیرا</text:span><text:span text:style-name="T3"><text:line-break/></text:span><text:span text:style-name="T3">موت کی آہٹیں تیز ہونے کو ہیں</text:span><text:span text:style-name="T3"><text:line-break/></text:span><text:span text:style-name="T3">آ رہی ہے صدا <text:s/>الوداع الوداع</text:span></text:p>
              </table:table-cell>
              <table:table-cell>
                <text:p text:style-name="P2">4</text:p>
              </table:table-cell>
              <table:table-cell>
                <text:p text:style-name="P2"><text:span text:style-name="T2">bola bemaar bete se aaqa mera <text:s text:c="3"/></text:span><text:span text:style-name="T2"><text:line-break/></text:span><text:span text:style-name="T2">ab na aayega ay beta baba tera <text:s text:c="3"/></text:span><text:span text:style-name="T2"><text:line-break/></text:span><text:span text:style-name="T2">beta baba tera <text:s text:c="3"/></text:span><text:span text:style-name="T2"><text:line-break/></text:span><text:span text:style-name="T2">maut ki aahatein tez hone ko hai <text:s text:c="3"/></text:span><text:span text:style-name="T2"><text:line-break/></text:span><text:span text:style-name="T2">aa rahi hai sada alwida alwida</text:span></text:p>
              </table:table-cell>
            </table:table-row>
            <table:table-row table:style-name="ro2" table:default-cell-style-name="ce2">
              <table:table-cell table:style-name="ce3">
                <text:p text:style-name="P3"><text:span text:style-name="T3">آیا خیمے سے باہر جو مولا میرا</text:span><text:span text:style-name="T3"><text:line-break/></text:span><text:span text:style-name="T3">بھائی بیٹا بھتیجا کوئی بھی نہ تھا</text:span><text:span text:style-name="T3"><text:line-break/></text:span><text:span text:style-name="T3">ہاے کوئی بھی نہ تھا</text:span><text:span text:style-name="T3"><text:line-break/></text:span><text:span text:style-name="T3">ایک حسرت سے چاروں طرف دیکھ کر</text:span><text:span text:style-name="T3"><text:line-break/></text:span><text:span text:style-name="T3">شہ نے قد ہی کہا الوداع الوداع</text:span></text:p>
              </table:table-cell>
              <table:table-cell>
                <text:p text:style-name="P2">5</text:p>
              </table:table-cell>
              <table:table-cell>
                <text:p text:style-name="P2"><text:span text:style-name="T2">aaya khaime se baahar jo maula mera <text:s text:c="3"/></text:span><text:span text:style-name="T2"><text:line-break/></text:span><text:span text:style-name="T2">bhai beta bhatija koi bhi na tha <text:s text:c="3"/></text:span><text:span text:style-name="T2"><text:line-break/></text:span><text:span text:style-name="T2">haye koi bhi na tha <text:s text:c="3"/></text:span><text:span text:style-name="T2"><text:line-break/></text:span><text:span text:style-name="T2">ek hasrat se charon taraf dekh kar <text:s text:c="3"/></text:span><text:span text:style-name="T2"><text:line-break/></text:span><text:span text:style-name="T2">sheh ne khud hi kaha alwida alwida</text:span></text:p>
              </table:table-cell>
            </table:table-row>
            <table:table-row table:style-name="ro2" table:default-cell-style-name="ce2">
              <table:table-cell table:style-name="ce3">
                <text:p text:style-name="P3"><text:span text:style-name="T3">جب تڑپ کر کہا میرے شیروں اٹھو</text:span><text:span text:style-name="T3"><text:line-break/></text:span><text:span text:style-name="T3">آؤ زینب کے بھائی کو رخصت کرو</text:span><text:span text:style-name="T3"><text:line-break/></text:span><text:span text:style-name="T3">ہاے رخصت کرو</text:span><text:span text:style-name="T3"><text:line-break/></text:span><text:span text:style-name="T3">ایک اک لاش بے سر سے آی صدا</text:span><text:span text:style-name="T3"><text:line-break/></text:span><text:span text:style-name="T3">اے شہ کربلا الوداع الوداع</text:span></text:p>
              </table:table-cell>
              <table:table-cell>
                <text:p text:style-name="P2">6</text:p>
              </table:table-cell>
              <table:table-cell>
                <text:p text:style-name="P2"><text:span text:style-name="T2">jab tarap kar kaha mere sheron utho <text:s text:c="3"/></text:span><text:span text:style-name="T2"><text:line-break/></text:span><text:span text:style-name="T2">aao zainab ke bhai ko rukhsat karo <text:s text:c="3"/></text:span><text:span text:style-name="T2"><text:line-break/></text:span><text:span text:style-name="T2">haye rukhsat karo <text:s text:c="3"/></text:span><text:span text:style-name="T2"><text:line-break/></text:span><text:span text:style-name="T2">aik ek laash-e-be-sar se aayi sada <text:s text:c="3"/></text:span><text:span text:style-name="T2"><text:line-break/></text:span><text:span text:style-name="T2">ay shah-e-karbala alwida alwida</text:span></text:p>
              </table:table-cell>
            </table:table-row>
            <table:table-row table:style-name="ro2" table:default-cell-style-name="ce2">
              <table:table-cell table:style-name="ce3">
                <text:p text:style-name="P3"><text:span text:style-name="T3">ایسا ماتم کرو ایسا ماتم کرو</text:span><text:span text:style-name="T3"><text:line-break/></text:span><text:span text:style-name="T3">پاک بی بی کہے مرحبا مرحبا</text:span><text:span text:style-name="T3"><text:line-break/></text:span><text:span text:style-name="T3">مرحبا مرحبا</text:span><text:span text:style-name="T3"><text:line-break/></text:span><text:span text:style-name="T3">خوں اگلتے ہوئے ایک اک زخم سے</text:span><text:span text:style-name="T3"><text:line-break/></text:span><text:span text:style-name="T3">آج آے صدا الوداع الوداع</text:span></text:p>
              </table:table-cell>
              <table:table-cell>
                <text:p text:style-name="P2">7</text:p>
              </table:table-cell>
              <table:table-cell>
                <text:p text:style-name="P2"><text:span text:style-name="T2">aisa matam karo aisa matam karo <text:s text:c="3"/></text:span><text:span text:style-name="T2"><text:line-break/></text:span><text:span text:style-name="T2">paak bibi kahe marhaba marhaba <text:s text:c="3"/></text:span><text:span text:style-name="T2"><text:line-break/></text:span><text:span text:style-name="T2">marhaba marhaba <text:s text:c="3"/></text:span><text:span text:style-name="T2"><text:line-break/></text:span><text:span text:style-name="T2">khoon ugalte huwe aik ek zakhm se <text:s text:c="3"/></text:span><text:span text:style-name="T2"><text:line-break/></text:span><text:span text:style-name="T2">aaj aaye sada alwida alwida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1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183.73cm" fo:page-height="37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5-06-18T01:04:45.488573000</dc:date>
    <meta:editing-duration>PT57M26S</meta:editing-duration>
    <meta:editing-cycles>18</meta:editing-cycles>
    <meta:generator>LibreOffice/25.2.4.3$Windows_X86_64 LibreOffice_project/33e196637044ead23f5c3226cde09b47731f7e27</meta:generator>
    <meta:document-statistic meta:object-count="1"/>
  </office:meta>
</office:document-meta>
</file>